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sis grotesque" svg:font-family="'basis grotesque', 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pl" fo:country="PL" fo:font-weight="bold" officeooo:rsid="0011724d" officeooo:paragraph-rsid="0011724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fo:font-weight="bold" officeooo:rsid="0011724d" officeooo:paragraph-rsid="001172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11724d" officeooo:paragraph-rsid="001172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weight="bold" officeooo:rsid="00139498" officeooo:paragraph-rsid="0013949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tłomiej Plewnia<text:tab/><text:tab/><text:tab/>gr. wtorek 11.15-12.45 A</text:p>
      <text:p text:style-name="P1"/>
      <text:p text:style-name="P2">Raport z zajęć Oracle PL/SQL</text:p>
      <text:p text:style-name="P3"/>
      <text:p text:style-name="P4">1. Tabe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sis grotesque" svg:font-family="'basis grotesque', 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2:57:34.127984531</meta:creation-date>
    <dc:date>2020-03-03T09:40:06.936118391</dc:date>
    <meta:editing-duration>PT20H22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82" meta:non-whitespace-character-count="70"/>
  </office:meta>
</office:document-meta>
</file>